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QC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icksort clássico</text:p>
          </table:table-cell>
          <table:covered-table-cell table:number-columns-repeated="3" table:style-name="Default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37312" calcext:value-type="float">
            <text:p>1037312</text:p>
          </table:table-cell>
          <table:table-cell office:value-type="float" office:value="199513" calcext:value-type="float">
            <text:p>199513</text:p>
          </table:table-cell>
          <table:table-cell office:value-type="float" office:value="16138" calcext:value-type="float">
            <text:p>16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26744" calcext:value-type="float">
            <text:p>2226744</text:p>
          </table:table-cell>
          <table:table-cell office:value-type="float" office:value="422244" calcext:value-type="float">
            <text:p>422244</text:p>
          </table:table-cell>
          <table:table-cell office:value-type="float" office:value="33320" calcext:value-type="float">
            <text:p>333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51377" calcext:value-type="float">
            <text:p>3451377</text:p>
          </table:table-cell>
          <table:table-cell office:value-type="float" office:value="653755" calcext:value-type="float">
            <text:p>653755</text:p>
          </table:table-cell>
          <table:table-cell office:value-type="float" office:value="50906" calcext:value-type="float">
            <text:p>509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08" calcext:value-type="float">
            <text:p>4721308</text:p>
          </table:table-cell>
          <table:table-cell office:value-type="float" office:value="889929" calcext:value-type="float">
            <text:p>889929</text:p>
          </table:table-cell>
          <table:table-cell office:value-type="float" office:value="70963" calcext:value-type="float">
            <text:p>70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000280" calcext:value-type="float">
            <text:p>6000280</text:p>
          </table:table-cell>
          <table:table-cell office:value-type="float" office:value="1131536" calcext:value-type="float">
            <text:p>1131536</text:p>
          </table:table-cell>
          <table:table-cell office:value-type="float" office:value="86646" calcext:value-type="float">
            <text:p>866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21407" calcext:value-type="float">
            <text:p>7421407</text:p>
          </table:table-cell>
          <table:table-cell office:value-type="float" office:value="1371198" calcext:value-type="float">
            <text:p>1371198</text:p>
          </table:table-cell>
          <table:table-cell office:value-type="float" office:value="105108" calcext:value-type="float">
            <text:p>1051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600142" calcext:value-type="float">
            <text:p>8600142</text:p>
          </table:table-cell>
          <table:table-cell office:value-type="float" office:value="1625773" calcext:value-type="float">
            <text:p>1625773</text:p>
          </table:table-cell>
          <table:table-cell office:value-type="float" office:value="123624" calcext:value-type="float">
            <text:p>1236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10337" calcext:value-type="float">
            <text:p>10010337</text:p>
          </table:table-cell>
          <table:table-cell office:value-type="float" office:value="1871701" calcext:value-type="float">
            <text:p>1871701</text:p>
          </table:table-cell>
          <table:table-cell office:value-type="float" office:value="146480" calcext:value-type="float">
            <text:p>1464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35532" calcext:value-type="float">
            <text:p>11335532</text:p>
          </table:table-cell>
          <table:table-cell office:value-type="float" office:value="2125711" calcext:value-type="float">
            <text:p>2125711</text:p>
          </table:table-cell>
          <table:table-cell office:value-type="float" office:value="160749" calcext:value-type="float">
            <text:p>1607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58801" calcext:value-type="float">
            <text:p>12758801</text:p>
          </table:table-cell>
          <table:table-cell office:value-type="float" office:value="2379402" calcext:value-type="float">
            <text:p>2379402</text:p>
          </table:table-cell>
          <table:table-cell office:value-type="float" office:value="179752" calcext:value-type="float">
            <text:p>17975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8234" calcext:value-type="float">
            <text:p>8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16640" calcext:value-type="float">
            <text:p>166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22923" calcext:value-type="float">
            <text:p>229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3922" calcext:value-type="float">
            <text:p>33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874" calcext:value-type="float">
            <text:p>36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46917" calcext:value-type="float">
            <text:p>469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59105" calcext:value-type="float">
            <text:p>59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1855" calcext:value-type="float">
            <text:p>718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2830" calcext:value-type="float">
            <text:p>7283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449" calcext:value-type="float">
            <text:p>75449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8302" calcext:value-type="float">
            <text:p>83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16884" calcext:value-type="float">
            <text:p>168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23598" calcext:value-type="float">
            <text:p>23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34833" calcext:value-type="float">
            <text:p>348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37585" calcext:value-type="float">
            <text:p>375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47720" calcext:value-type="float">
            <text:p>477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59538" calcext:value-type="float">
            <text:p>59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70422" calcext:value-type="float">
            <text:p>704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76478" calcext:value-type="float">
            <text:p>76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78147" calcext:value-type="float">
            <text:p>78147</text:p>
          </table:table-cell>
          <table:table-cell table:number-columns-repeated="30"/>
        </table:table-row>
      </table:table>
      <table:table table:name="QM3" table:style-name="ta1">
        <table:table-column table:style-name="co6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mediana de 3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950810" calcext:value-type="float">
            <text:p>950810</text:p>
          </table:table-cell>
          <table:table-cell office:value-type="float" office:value="204862" calcext:value-type="float">
            <text:p>204862</text:p>
          </table:table-cell>
          <table:table-cell office:value-type="float" office:value="16982" calcext:value-type="float">
            <text:p>1698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026274" calcext:value-type="float">
            <text:p>2026274</text:p>
          </table:table-cell>
          <table:table-cell office:value-type="float" office:value="433399" calcext:value-type="float">
            <text:p>433399</text:p>
          </table:table-cell>
          <table:table-cell office:value-type="float" office:value="34940" calcext:value-type="float">
            <text:p>34940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170493" calcext:value-type="float">
            <text:p>3170493</text:p>
          </table:table-cell>
          <table:table-cell office:value-type="float" office:value="669815" calcext:value-type="float">
            <text:p>669815</text:p>
          </table:table-cell>
          <table:table-cell office:value-type="float" office:value="53575" calcext:value-type="float">
            <text:p>5357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307666" calcext:value-type="float">
            <text:p>4307666</text:p>
          </table:table-cell>
          <table:table-cell office:value-type="float" office:value="913807" calcext:value-type="float">
            <text:p>913807</text:p>
          </table:table-cell>
          <table:table-cell office:value-type="float" office:value="72512" calcext:value-type="float">
            <text:p>72512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5478517" calcext:value-type="float">
            <text:p>5478517</text:p>
          </table:table-cell>
          <table:table-cell office:value-type="float" office:value="1160882" calcext:value-type="float">
            <text:p>1160882</text:p>
          </table:table-cell>
          <table:table-cell office:value-type="float" office:value="90801" calcext:value-type="float">
            <text:p>9080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6638566" calcext:value-type="float">
            <text:p>6638566</text:p>
          </table:table-cell>
          <table:table-cell office:value-type="float" office:value="1413653" calcext:value-type="float">
            <text:p>1413653</text:p>
          </table:table-cell>
          <table:table-cell office:value-type="float" office:value="110152" calcext:value-type="float">
            <text:p>11015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7926870" calcext:value-type="float">
            <text:p>7926870</text:p>
          </table:table-cell>
          <table:table-cell office:value-type="float" office:value="1664522" calcext:value-type="float">
            <text:p>1664522</text:p>
          </table:table-cell>
          <table:table-cell office:value-type="float" office:value="129467" calcext:value-type="float">
            <text:p>12946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9063808" calcext:value-type="float">
            <text:p>9063808</text:p>
          </table:table-cell>
          <table:table-cell office:value-type="float" office:value="1924006" calcext:value-type="float">
            <text:p>1924006</text:p>
          </table:table-cell>
          <table:table-cell office:value-type="float" office:value="148620" calcext:value-type="float">
            <text:p>148620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0301380" calcext:value-type="float">
            <text:p>10301380</text:p>
          </table:table-cell>
          <table:table-cell office:value-type="float" office:value="2181432" calcext:value-type="float">
            <text:p>2181432</text:p>
          </table:table-cell>
          <table:table-cell office:value-type="float" office:value="168132" calcext:value-type="float">
            <text:p>168132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1567787" calcext:value-type="float">
            <text:p>11567787</text:p>
          </table:table-cell>
          <table:table-cell office:value-type="float" office:value="2439931" calcext:value-type="float">
            <text:p>2439931</text:p>
          </table:table-cell>
          <table:table-cell office:value-type="float" office:value="189805" calcext:value-type="float">
            <text:p>18980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table table:name="QPE" table:style-name="ta1">
        <table:table-column table:style-name="co5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primeiro element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160622" calcext:value-type="float">
            <text:p>1160622</text:p>
          </table:table-cell>
          <table:table-cell office:value-type="float" office:value="200778" calcext:value-type="float">
            <text:p>200778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519609" calcext:value-type="float">
            <text:p>2519609</text:p>
          </table:table-cell>
          <table:table-cell office:value-type="float" office:value="423731" calcext:value-type="float">
            <text:p>423731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07401" calcext:value-type="float">
            <text:p>3907401</text:p>
          </table:table-cell>
          <table:table-cell office:value-type="float" office:value="657429" calcext:value-type="float">
            <text:p>657429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5353453" calcext:value-type="float">
            <text:p>5353453</text:p>
          </table:table-cell>
          <table:table-cell office:value-type="float" office:value="892843" calcext:value-type="float">
            <text:p>892843</text:p>
          </table:table-cell>
          <table:table-cell office:value-type="float" office:value="73127" calcext:value-type="float">
            <text:p>7312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763508" calcext:value-type="float">
            <text:p>6763508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92861" calcext:value-type="float">
            <text:p>9286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8244469" calcext:value-type="float">
            <text:p>8244469</text:p>
          </table:table-cell>
          <table:table-cell office:value-type="float" office:value="1384347" calcext:value-type="float">
            <text:p>1384347</text:p>
          </table:table-cell>
          <table:table-cell office:value-type="float" office:value="114917" calcext:value-type="float">
            <text:p>11491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9779635" calcext:value-type="float">
            <text:p>9779635</text:p>
          </table:table-cell>
          <table:table-cell office:value-type="float" office:value="1631523" calcext:value-type="float">
            <text:p>1631523</text:p>
          </table:table-cell>
          <table:table-cell office:value-type="float" office:value="130290" calcext:value-type="float">
            <text:p>13029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203799" calcext:value-type="float">
            <text:p>11203799</text:p>
          </table:table-cell>
          <table:table-cell office:value-type="float" office:value="1882521" calcext:value-type="float">
            <text:p>1882521</text:p>
          </table:table-cell>
          <table:table-cell office:value-type="float" office:value="149382" calcext:value-type="float">
            <text:p>14938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977175" calcext:value-type="float">
            <text:p>12977175</text:p>
          </table:table-cell>
          <table:table-cell office:value-type="float" office:value="2130509" calcext:value-type="float">
            <text:p>2130509</text:p>
          </table:table-cell>
          <table:table-cell office:value-type="float" office:value="170229" calcext:value-type="float">
            <text:p>17022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4446702" calcext:value-type="float">
            <text:p>14446702</text:p>
          </table:table-cell>
          <table:table-cell office:value-type="float" office:value="2387028" calcext:value-type="float">
            <text:p>2387028</text:p>
          </table:table-cell>
          <table:table-cell office:value-type="float" office:value="189993" calcext:value-type="float">
            <text:p>18999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33174" calcext:value-type="float">
            <text:p>176333174</text:p>
          </table:table-cell>
          <table:table-cell office:value-type="float" office:value="49999" calcext:value-type="float">
            <text:p>49999</text:p>
          </table:table-cell>
          <table:table-cell office:value-type="float" office:value="3786412" calcext:value-type="float">
            <text:p>378641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37607" calcext:value-type="float">
            <text:p>60937607</text:p>
          </table:table-cell>
          <table:table-cell office:value-type="float" office:value="99999" calcext:value-type="float">
            <text:p>99999</text:p>
          </table:table-cell>
          <table:table-cell office:value-type="float" office:value="15167353" calcext:value-type="float">
            <text:p>1516735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10028" calcext:value-type="float">
            <text:p>83310028</text:p>
          </table:table-cell>
          <table:table-cell office:value-type="float" office:value="149999" calcext:value-type="float">
            <text:p>149999</text:p>
          </table:table-cell>
          <table:table-cell office:value-type="float" office:value="34090139" calcext:value-type="float">
            <text:p>340901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table table:name="QI1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table table:name="QI5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5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table table:name="QI10" table:style-name="ta1">
        <table:table-column table:style-name="co5" table:default-cell-style-name="ce3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0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table table:name="QNR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não recursiv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4:27.391525457</meta:creation-date>
    <dc:date>2019-06-09T20:13:51.438362703</dc:date>
    <meta:editing-duration>PT1H27M44S</meta:editing-duration>
    <meta:editing-cycles>20</meta:editing-cycles>
    <meta:generator>LibreOffice/5.1.6.2$Linux_x86 LibreOffice_project/10m0$Build-2</meta:generator>
    <meta:document-statistic meta:table-count="7" meta:cell-count="481" meta:object-count="0"/>
  </office:meta>
</office:document-meta>
</file>